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RIAN JOSUE PENA LOPE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Y DAVID SANCHEZ CHA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ESCOBAR GIRAL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BAN ROJAS CARRAN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BAN JOSE MORA GAR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SCO CESAR MORA DI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STAVO ALONSO PINTO UM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 LOPEZ VALLECIL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FERNANDA ANDRES MO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18T15:51:14.746375300</dc:date>
    <meta:editing-duration>PT8M38S</meta:editing-duration>
    <meta:editing-cycles>1</meta:editing-cycles>
    <meta:document-statistic meta:table-count="1" meta:cell-count="28" meta:object-count="0"/>
    <meta:generator>LibreOffice/6.4.4.2$Linux_X86_64 LibreOffice_project/40$Build-2</meta:generator>
  </office:meta>
</office:document-meta>
</file>